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0 0 0 0 0 0 0 0 0 0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" style:parent-style-name="Normální" style:family="paragraph">
      <style:text-properties fo:font-weight="bold" style:font-weight-asian="bold"/>
    </style:style>
    <style:style style:name="P16" style:parent-style-name="Základnítext" style:family="paragraph">
      <style:paragraph-properties fo:text-align="start" fo:margin-left="0.1972in" fo:text-indent="-0.1972in">
        <style:tab-stops/>
      </style:paragraph-properties>
    </style:style>
    <style:style style:name="P17" style:parent-style-name="Základnítext" style:family="paragraph">
      <style:paragraph-properties fo:text-align="start" fo:margin-left="0.1972in" fo:text-indent="-0.1972in">
        <style:tab-stops/>
      </style:paragraph-properties>
    </style:style>
    <style:style style:name="P18" style:parent-style-name="Základnítext" style:family="paragraph">
      <style:paragraph-properties fo:text-align="start" fo:margin-left="0.1972in" fo:text-indent="-0.1972in">
        <style:tab-stops/>
      </style:paragraph-properties>
    </style:style>
    <style:style style:name="P19" style:parent-style-name="Základnítext" style:family="paragraph">
      <style:paragraph-properties fo:text-align="start" fo:margin-left="0.1972in" fo:text-indent="-0.1972in">
        <style:tab-stops/>
      </style:paragraph-properties>
    </style:style>
    <style:style style:name="P20" style:parent-style-name="podpis" style:family="paragraph">
      <style:paragraph-properties fo:margin-top="0.3333in"/>
    </style:style>
    <style:style style:name="P21" style:parent-style-name="Odstavecseseznamem" style:family="paragraph">
      <style:paragraph-properties fo:margin-left="0in">
        <style:tab-stops/>
      </style:paragraph-properties>
    </style:style>
    <style:style style:name="P22" style:parent-style-name="Odstavecseseznamem" style:family="paragraph">
      <style:paragraph-properties fo:margin-left="0in">
        <style:tab-stops/>
      </style:paragraph-properties>
    </style:style>
    <style:style style:name="P23" style:parent-style-name="Odstavecseseznamem" style:family="paragraph">
      <style:paragraph-properties fo:margin-left="0in">
        <style:tab-stops/>
      </style:paragraph-properties>
    </style:style>
    <style:style style:name="P24" style:parent-style-name="Odstavecseseznamem" style:family="paragraph">
      <style:paragraph-properties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3">
            <text:p text:style-name="Normální"/>
            <text:p text:style-name="Normální"/>
            <text:p text:style-name="Normální">K106 61/2023</text:p>
            <text:p text:style-name="Normální">KVOP-1259/2024</text:p>
            <text:p text:style-name="Normální">10. 01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><text:s text:c="5"/></text:p>
            <text:p text:style-name="Normální"><text:s text:c="5"/></text:p>
            <text:p text:style-name="Normální">Vážená paní</text:p>
            <text:p text:style-name="Normální">H. F.</text:p>
            <text:p text:style-name="Normální"/>
            <text:p text:style-name="Normální"/>
            <text:p text:style-name="Normální"/>
            <text:p text:style-name="P15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á paní<text:s/>F.,</text:p>
      <text:p text:style-name="Základnítext">Kancelář veřejného ochránce práv obdržela<text:s/>Vaši žádost o informace. Žádáte o:</text:p>
      <text:list text:style-name="LFO8" text:continue-numbering="true">
        <text:list-item>
          <text:p text:style-name="P16">Dokument s názvem Nečinnost úřadů<text:s/></text:p>
        </text:list-item>
        <text:list-item>
          <text:p text:style-name="P17">Žádost o uplatnění opatření proti nečinnosti úřadu podle § 80 odst. 3 správního řádu, nebo podnět k uplatnění opatření proti nečinnosti úřadu nebo podnět k uplatnění opatření proti nečinnosti úřadu</text:p>
        </text:list-item>
        <text:list-item>
          <text:p text:style-name="P18">Žádost o zadostiučinění za nemajetkovou újmu způsobenou nepřiměřenou délkou právního řízení</text:p>
        </text:list-item>
        <text:list-item>
          <text:p text:style-name="P19">Doplňující informace k žádosti o zadostiučinění za nemajetkovou újmu způsobenou nepřiměřenou délkou řízení</text:p>
        </text:list-item>
      </text:list>
      <text:p text:style-name="Základnítext">Požadované informace Vám zasílám přílohou. Zároveň je najdete na webu ombudsmana (www.ochrance.cz) v části Potřebuji pomoc → Nevím si rady se svou životní situací → Státní správa a samospráva a v části Potřebuji pomoc → Nevím si rady se svou životní situací → Formuláře</text:p>
      <text:p text:style-name="P20">JUDr. Pavel Pořízek, Ph.D. v. r.</text:p>
      <text:p text:style-name="podpis">vedoucí Kanceláře veřejného ochránce práv</text:p>
      <text:p text:style-name="podpis">(dokument je elektronicky podepsán)</text:p>
      <text:p text:style-name="Normální"/>
      <text:p text:style-name="Normální"/>
      <text:p text:style-name="Příloha"/>
      <text:p text:style-name="Příloha">Přílohy</text:p>
      <text:p text:style-name="P21">-<text:s/>Informační leták Nečinnost úřadů</text:p>
      <text:p text:style-name="P22">-<text:s/>Formulář Žádost o uplatnění opatření proti nečinnosti úřadu</text:p>
      <text:p text:style-name="P23">-<text:s/>Formulář Žádost o zadostiučinění za nemajetkovou újmu způsobenou nepřiměřenou délkou správního řízení<text:s/></text:p>
      <text:p text:style-name="P24">-<text:s/>Doplňující informace k žádosti o zadostiučinění za nemajetkovou újmu způsobenou nepřiměřenou délkou správního řízení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Calibri" style:font-name-asian="Times New Roman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5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47HN*</text:span>*KVOPX00E47HN*</text:p>
        <text:p text:style-name="P12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1-22T09:15:00Z</meta:creation-date>
    <dc:date>2024-01-22T09:16:00Z</dc:date>
    <meta:print-date>2016-06-27T07:08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1" meta:paragraph-count="3" meta:word-count="221" meta:character-count="1527" meta:row-count="10" meta:non-whitespace-character-count="1309"/>
  </office:meta>
</office:document-meta>
</file>